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adowSource.syncSourceJar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dowSource.getRel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dowSource.executeQuery( ArtifactResolutionQuery 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dowSource.relocateFile( FileCopyDetails detai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location.relocate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dowSource.sync( List &lt; File &gt; sourceJar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hadowSource.getConfigu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ocation.get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dowSource.getSourceJarFil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hadowSource.setConfigurations( List &lt; Configuration &gt; configur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dowSource.getOutput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dowSource.zipTree( File sourceJ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ocation.transformContent(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dowSource.relocate( String pattern , String desti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ocation.Relocation( String pattern , String desti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hadowSource.transformContent( String cont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hadowSource.resolveSourceArtifacts( DependencyResult depend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location.get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